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92b" officeooo:paragraph-rsid="0001d92b"/>
    </style:style>
    <style:style style:name="P2" style:family="paragraph" style:parent-style-name="Standard">
      <style:text-properties officeooo:rsid="000316f6" officeooo:paragraph-rsid="000316f6"/>
    </style:style>
    <style:style style:name="P3" style:family="paragraph" style:parent-style-name="Standard">
      <style:text-properties officeooo:rsid="000316f6" officeooo:paragraph-rsid="0004c596"/>
    </style:style>
    <style:style style:name="P4" style:family="paragraph" style:parent-style-name="Standard">
      <style:text-properties officeooo:rsid="0004c596" officeooo:paragraph-rsid="0004c596"/>
    </style:style>
    <style:style style:name="P5" style:family="paragraph" style:parent-style-name="Standard">
      <style:text-properties officeooo:rsid="000551ab" officeooo:paragraph-rsid="000551ab"/>
    </style:style>
    <style:style style:name="P6" style:family="paragraph" style:parent-style-name="Standard">
      <style:text-properties officeooo:rsid="00078d95" officeooo:paragraph-rsid="00078d95"/>
    </style:style>
    <style:style style:name="P7" style:family="paragraph" style:parent-style-name="Standard">
      <style:text-properties officeooo:rsid="00079894" officeooo:paragraph-rsid="00079894"/>
    </style:style>
    <style:style style:name="P8" style:family="paragraph" style:parent-style-name="Standard">
      <style:text-properties officeooo:rsid="00088aec" officeooo:paragraph-rsid="00088aec"/>
    </style:style>
    <style:style style:name="P9" style:family="paragraph" style:parent-style-name="Standard">
      <style:text-properties officeooo:rsid="000934c8" officeooo:paragraph-rsid="000934c8"/>
    </style:style>
    <style:style style:name="P10" style:family="paragraph" style:parent-style-name="Standard">
      <style:text-properties officeooo:rsid="000a0b3d" officeooo:paragraph-rsid="000a0b3d"/>
    </style:style>
    <style:style style:name="P11" style:family="paragraph" style:parent-style-name="Standard">
      <style:text-properties officeooo:rsid="000b793d" officeooo:paragraph-rsid="000b793d"/>
    </style:style>
    <style:style style:name="P12" style:family="paragraph" style:parent-style-name="Standard">
      <style:text-properties officeooo:rsid="000c5760" officeooo:paragraph-rsid="000c5760"/>
    </style:style>
    <style:style style:name="P13" style:family="paragraph" style:parent-style-name="Standard">
      <style:text-properties officeooo:rsid="000316f6" officeooo:paragraph-rsid="000316f6"/>
    </style:style>
    <style:style style:name="P14" style:family="paragraph" style:parent-style-name="Standard">
      <style:text-properties officeooo:rsid="000316f6" officeooo:paragraph-rsid="000d4ca6"/>
    </style:style>
    <style:style style:name="P15" style:family="paragraph" style:parent-style-name="Standard">
      <style:text-properties officeooo:rsid="0001d92b" officeooo:paragraph-rsid="000d4ca6"/>
    </style:style>
    <style:style style:name="P16" style:family="paragraph" style:parent-style-name="Standard">
      <style:text-properties officeooo:rsid="0001d92b" officeooo:paragraph-rsid="0001d92b"/>
    </style:style>
    <style:style style:name="P17" style:family="paragraph" style:parent-style-name="Standard">
      <style:text-properties officeooo:rsid="0001d92b" officeooo:paragraph-rsid="000ec8f6"/>
    </style:style>
    <style:style style:name="P18" style:family="paragraph" style:parent-style-name="Standard">
      <style:text-properties officeooo:rsid="000d4ca6" officeooo:paragraph-rsid="000d4ca6"/>
    </style:style>
    <style:style style:name="P19" style:family="paragraph" style:parent-style-name="Standard">
      <style:text-properties officeooo:rsid="000d4ca6" officeooo:paragraph-rsid="000ec8f6"/>
    </style:style>
    <style:style style:name="P20" style:family="paragraph" style:parent-style-name="Standard">
      <style:text-properties officeooo:rsid="000551ab" officeooo:paragraph-rsid="000551ab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</style:style>
    <style:style style:name="T1" style:family="text">
      <style:text-properties officeooo:rsid="00087445"/>
    </style:style>
    <style:style style:name="T2" style:family="text">
      <style:text-properties officeooo:rsid="000d4ca6"/>
    </style:style>
    <style:style style:name="T3" style:family="text">
      <style:text-properties officeooo:rsid="000ec8f6"/>
    </style:style>
    <style:style style:name="gr1" style:family="graphic">
      <style:graphic-properties draw:stroke="solid" svg:stroke-color="#000000" draw:fill="none" draw:fill-color="#ffffff" fo:min-height="0.8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1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Arrow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Fine_20_Dashed"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жно понимать под процессом выполняющуюся (runnable) программу</text:p>
      <text:p text:style-name="P17"/>
      <text:p text:style-name="P17"><text:span text:style-name="T2">В</text:span>се современные операционные системы многозадачные (multitasking), они запускают и выполняют сразу несколько процессов.</text:p>
      <text:p text:style-name="P1"/>
      <text:p text:style-name="P17">Каждому процессу выделяется определенная область оперативной памяти для размещения кода программы и ее данных — его адресное пространство.</text:p>
      <text:p text:style-name="P17">В эту же область записывается часть сведений о процессе, составляющая его контекст (context).</text:p>
      <text:p text:style-name="P17">Очень важно разделить адресные пространства разных процессов, чтобы они не могли изменить код и данные друг друга. Операционные системы по-разному относятся к обеспечению защиты адресных пространств процессов.</text:p>
      <text:p text:style-name="P17"><text:span text:style-name="T2">К</text:span>роме управления работой процессов операционная система должна обеспечить средства их</text:p>
      <text:p text:style-name="P17">взаимодействия: обмен сигналами и сообщениями, создание разделяемых несколькими процессами областей памяти и разделяемого исполнимого кода программы.</text:p>
      <text:p text:style-name="P17"/>
      <text:p text:style-name="P17">Работу многозадачной системы можно упростить и ускорить, если разрешить взаимодействующим процессам работать в одном адресном пространстве. Такие процессы называются threads.</text:p>
      <text:p text:style-name="P1"/>
      <text:p text:style-name="P1"/>
      <text:p text:style-name="P1">у процесса есть несколько состояний: </text:p>
      <text:p text:style-name="P1">Процесс может в любой момент перейти к выполнению машинного кода другой программы, а также "заснуть" (sleep) на некоторое время, приостановив выполнение программы. Он может быть выгружен на диск. Количество состояний процесса и их особенности зависят от операционной системы.</text:p>
      <text:p text:style-name="P1"/>
      <text:p text:style-name="P18"/>
      <text:p text:style-name="P1"/>
      <text:p text:style-name="P1"/>
      <text:p text:style-name="P1"/>
      <text:p text:style-name="P15">Если на компьютере только один процессор, то он переключается с одного процесса на другой, создавая видимость одновременной работы. Переключение происходит по истечении одного или нескольких "тиков" (ticks). Размер тика зависит от тактовой частоты процессора и обычно имеет порядок 0,01 секунды. </text:p>
      <text:p text:style-name="P15">Процессам назначаются разные приоритеты (priority).</text:p>
      <text:p text:style-name="P1">Самый высокий приоритет у системных процессов, например, у диспетчера (scheduler), который как раз и занимается переключением процессора с процесса на процесс. Такие процессы нельзя прерывать, пока они не закончат работу, иначе компьютер быстро придет в хаотическое состояние.</text:p>
      <text:p text:style-name="P1"/>
      <text:p text:style-name="P1"/>
      <text:p text:style-name="P1"><text:span text:style-name="T2">К</text:span>огда операционная система запускает виртуальную машину Java для выполнения приложения, она создает один процесс с несколькими подпроцессами. Главный (main) подпроцесс выполняет байт-коды программы, а именно, он сразу же обращается к методу main () приложения. Этот подпроцесс может породить новые подпроцессы, которые, в свою очередь, способны породить подпроцессы и т. д. Главным подпроцессом апплета является один из подпроцессов браузера, в котором апплет выполняется. <text:span text:style-name="T3">Он стартует и чаще всего завершает работу приложения.</text:span></text:p>
      <text:p text:style-name="P1"/>
      <text:p text:style-name="P1">Главный подпроцесс не играет никакой особой роли, просто он создается первым.</text:p>
      <text:p text:style-name="P1"><text:soft-page-break/>Подпроцесс в Java создается и управляется методами класса Thread. После создания объекта этого класса одним из его конструкторов новый подпроцесс запускается методом start ().</text:p>
      <text:p text:style-name="P1">Получить ссылку на текущий подпроцесс можно статическим методом</text:p>
      <text:p text:style-name="P1">Thread.currentThread() ;</text:p>
      <text:p text:style-name="P1"/>
      <text:p text:style-name="P2">Класс Thread реализует интерфейс Runnab<text:span text:style-name="T3">l</text:span>e. Этот интерфейс описывает только один метод run().</text:p>
      <text:p text:style-name="P2">Новый подпроцесс будет выполнять то, что записано в этом методе. Впрочем, класс Thread содержит только пустую реализацию метода run (), поэтому класс Thread не используется сам по себе, он всегда расширяется. При его расширении метод run() переопределяется.</text:p>
      <text:p text:style-name="P2"/>
      <text:p text:style-name="P2">Метод run() не содержит аргументов, т. к. некому передавать их значения в метод. Он не возвращает значения, его некуда передавать. К методу run() нельзя обратиться из программы, это всегда делается автоматически исполняющей системой Java при запуске нового подпроцесса методом start ().</text:p>
      <text:p text:style-name="P2"/>
      <text:p text:style-name="P2">Итак, задать действия создаваемого подпроцесса можно двумя способами: расширить класс Thread</text:p>
      <text:p text:style-name="P14">или реализовать интерфейс Runnabie. </text:p>
      <text:p text:style-name="P14"/>
      <text:p text:style-name="P14">Первый способ позволяет использовать методы класса Thread для управления подпроцессом. Второй способ применяется в тех случаях, когда надо только реализовать метод run(), или класс, создающий подпроцесс, уже расширяет какой-то другой класс.</text:p>
      <text:p text:style-name="P14"/>
      <text:p text:style-name="P2">Посмотрим, какие конструкторы и методы содержит класс Thread.</text:p>
      <text:p text:style-name="P2">Класс Thread</text:p>
      <text:p text:style-name="P2">В классе Thread семь конструкторов:</text:p>
      <text:p text:style-name="P2">• Thread(ThreadGroup group, Runnabie target, String name) — создает ПОД-процесс с именем</text:p>
      <text:p text:style-name="P2">name, принадлежащий группе group и выполняющий метод run о объекта target. Это</text:p>
      <text:p text:style-name="P2">основной конструктор, все остальные обращаются к нему с тем или иным параметром,</text:p>
      <text:p text:style-name="P2">равным null;</text:p>
      <text:p text:style-name="P2">• Thread () — создаваемый подпроцесс будет выполнять свой метод run ();</text:p>
      <text:p text:style-name="P2">• Thread(Runnabie target);</text:p>
      <text:p text:style-name="P2">• Thread(Runnabie target, String name);</text:p>
      <text:p text:style-name="P2">• Thread(String name);</text:p>
      <text:p text:style-name="P2">• Thread(ThreadGroup group, Runnabie target);</text:p>
      <text:p text:style-name="P2">• Thread(ThreadGroup group, String name).</text:p>
      <text:p text:style-name="P2"/>
      <text:p text:style-name="P3">Имя <text:s/>подпроцесса name не имеет никакого значения, оно не используется, виртуальной машиной</text:p>
      <text:p text:style-name="P2">Java и применяется только для различения подпроцессов в программе.</text:p>
      <text:p text:style-name="P2">После создания подпроцесса его надо запустить методом start (). Виртуальная машина Java начнет</text:p>
      <text:p text:style-name="P2">выполнять метод run () этого объекта-подпроцесса.</text:p>
      <text:p text:style-name="P2">Подпроцесс завершит работу после выполнения метода run (). Для уничтожения объекта-</text:p>
      <text:p text:style-name="P2">подпроцесса вслед за этим он должен присвоить значение null.</text:p>
      <text:p text:style-name="P2">Выполняющийся подпроцесс можно приостановить статическим методом sleep (long ms) на ms миллисекунд. Если вычислительная система может отсчитывать наносекунды, то можно приостановить подпроцесс с точностью до наносекунд методом sleep(long ms, int nanosec).</text:p>
      <text:p text:style-name="P2"/>
      <text:p text:style-name="P2"/>
      <text:p text:style-name="P2"/>
      <text:p text:style-name="P4"><text:soft-page-break/>Жизненный цикл потока</text:p>
      <text:p text:style-name="P4">При выполнении программы объект класса Thread может быть в одном из</text:p>
      <text:p text:style-name="P4">четырех основных состояний: “новый”, “работоспособный”, “неработоспособ-</text:p>
      <text:p text:style-name="P4">ный” и “пассивный”. При создании потока он получает состояние “новый” (NEW)</text:p>
      <text:p text:style-name="P4">и не выполняется. Для перевода потока из состояния “новый” в состояние “рабо-</text:p>
      <text:p text:style-name="P4">тоспособный” (RUNNABLE) следует выполнить метод start(), который вызы-</text:p>
      <text:p text:style-name="P4">вает метод run() – основной метод потока.</text:p>
      <text:p text:style-name="P4">Новый</text:p>
      <text:p text:style-name="P4">Работоспособный</text:p>
      <text:p text:style-name="P4">Неработоспособный</text:p>
      <text:p text:style-name="P4">Пассивный</text:p>
      <text:p text:style-name="P4">Рис. 14.1. Состояния потока</text:p>
      <text:p text:style-name="P4"/>
      <text:p text:style-name="P5">Поток может находиться в одном из состояний, соответствующих элементам</text:p>
      <text:p text:style-name="P5">статически вложенного перечисления Thread.State:</text:p>
      <text:p text:style-name="P5">NEW – поток создан, но еще не запущен;</text:p>
      <text:p text:style-name="P5">RUNNABLE – поток выполняется;</text:p>
      <text:p text:style-name="P5">BLOCKED – поток блокирован;</text:p>
      <text:p text:style-name="P5">WAITING – поток ждет окончания работы другого потока;</text:p>
      <text:p text:style-name="P5">TIMED_WAITING – поток некоторое время ждет окончания другого потока;</text:p>
      <text:p text:style-name="P5">TERMINATED — поток завершен.</text:p>
      <text:p text:style-name="P5"><draw:frame text:anchor-type="paragraph" draw:z-index="0" draw:name="Фигура1" draw:style-name="gr1" draw:text-style-name="P21" svg:width="4.34cm" svg:height="0.865cm" svg:x="0.06cm" svg:y="0.356cm"><draw:text-box><text:p>Новий(new)</text:p></draw:text-box></draw:frame></text:p>
      <text:p text:style-name="P19"/>
      <text:p text:style-name="P19"><draw:line text:anchor-type="paragraph" draw:z-index="6" draw:name="Фигура4" draw:style-name="gr6" draw:text-style-name="P22" svg:x1="2.177cm" svg:y1="0.318cm" svg:x2="2.177cm" svg:y2="1.129cm"><text:p/></draw:line></text:p>
      <text:p text:style-name="P19"/>
      <text:p text:style-name="P19"><draw:frame text:anchor-type="paragraph" draw:z-index="2" draw:name="Фигура1" draw:style-name="gr3" draw:text-style-name="P21" svg:width="4.34cm" svg:height="0.976cm" svg:x="0.078cm" svg:y="0.155cm"><draw:text-box><text:p>Виконуваний</text:p><text:p>(runnable)</text:p></draw:text-box></draw:frame><draw:frame text:anchor-type="paragraph" draw:z-index="3" draw:name="Фигура1" draw:style-name="gr3" draw:text-style-name="P21" svg:width="4.199cm" svg:height="0.976cm" svg:x="6.357cm" svg:y="0.173cm"><draw:text-box><text:p>Блокований(blocked, terminated)</text:p></draw:text-box></draw:frame></text:p>
      <text:p text:style-name="P19"><draw:line text:anchor-type="paragraph" draw:z-index="4" draw:name="Фигура2" draw:style-name="gr4" draw:text-style-name="P22" svg:x1="4.417cm" svg:y1="0.109cm" svg:x2="6.357cm" svg:y2="0.109cm"><text:p/></draw:line></text:p>
      <text:p text:style-name="P19"><draw:line text:anchor-type="paragraph" draw:z-index="5" draw:name="Фигура3" draw:style-name="gr5" draw:text-style-name="P22" svg:x1="6.957cm" svg:y1="0.434cm" svg:x2="6.904cm" svg:y2="0.434cm"><text:p/></draw:line><draw:line text:anchor-type="paragraph" draw:z-index="7" draw:name="Фигура5" draw:style-name="gr6" draw:text-style-name="P22" svg:x1="2.124cm" svg:y1="0.157cm" svg:x2="2.106cm" svg:y2="0.967cm"><text:p/></draw:line><draw:line text:anchor-type="paragraph" draw:z-index="8" draw:name="Фигура6" draw:style-name="gr7" draw:text-style-name="P22" svg:x1="4.399cm" svg:y1="1.422cm" svg:x2="7.856cm" svg:y2="0.275cm"><text:p/></draw:line></text:p>
      <text:p text:style-name="P19"><draw:frame text:anchor-type="paragraph" draw:z-index="1" draw:name="Фигура1" draw:style-name="gr2" draw:text-style-name="P21" svg:width="4.34cm" svg:height="1.003cm" svg:x="0.06cm" svg:y="0.48cm"><draw:text-box><text:p>Пасивний</text:p><text:p>(waiting, timed_waiting)</text:p></draw:text-box></draw:frame></text:p>
      <text:p text:style-name="P19"/>
      <text:p text:style-name="P19"/>
      <text:p text:style-name="P19"/>
      <text:p text:style-name="P19"/>
      <text:p text:style-name="P19">Получить текущее значение состояния потока можно вызовом метода</text:p>
      <text:p text:style-name="P19">getState().</text:p>
      <text:p text:style-name="P5"/>
      <text:p text:style-name="P5">Получить значение состояния потока можно вызовом метода getState().</text:p>
      <text:p text:style-name="P5">Поток переходит в состояние “неработоспособный” (WAITING) вызовом ме-</text:p>
      <text:p text:style-name="P5">тодов wait(), suspend() (deprecated-метод) или методов ввода/вывода, ко-</text:p>
      <text:p text:style-name="P5">торые предполагают задержку. Для задержки потока на некоторое время (в мил-</text:p>
      <text:p text:style-name="P5">лисекундах) можно перевести его в режим ожидания (TIMED_WAITING) с помо-</text:p>
      <text:p text:style-name="P5">щью методов sleep(long millis) и wait(long timeout), при выполнении которого может генерироваться прерывание InterruptedException.</text:p>
      <text:p text:style-name="P5">Вернуть потоку работоспособность после вызова метода suspend() можно методом resume() (deprecated-метод), а после вызова метода wait() – методами notify() или notifyAll(). Поток переходит в “пассивное” состояние (TERMINATED), если вызваны методы interrupt(), stop() (deprecated-метод) или метод run() завершил выполнение. После этого, чтобы запустить</text:p>
      <text:p text:style-name="P5">поток еще раз, необходимо создать новый объект потока. Метод interrupt() успешно завершает поток, если он находится в состоянии “работоспособность”.</text:p>
      <text:p text:style-name="P5">Если же поток неработоспособен, то метод генерирует исключительные ситуации</text:p>
      <text:p text:style-name="P5">разного типа в зависимости от способа остановки потока.</text:p>
      <text:p text:style-name="P5"/>
      <text:p text:style-name="P5"><text:soft-page-break/></text:p>
      <text:p text:style-name="P5">Runnable r = new MyThreadJob();</text:p>
      <text:p text:style-name="P5">Thread t = new Thread(r); </text:p>
      <text:p text:style-name="P5">t.start();</text:p>
      <text:p text:style-name="P5">Dog d = new Dog();</text:p>
      <text:p text:style-name="P5"/>
      <text:p text:style-name="P5"/>
      <text:p text:style-name="P5"/>
      <text:p text:style-name="P5"/>
      <text:p text:style-name="P5">public class MyRunnable implements Runnable {</text:p>
      <text:p text:style-name="P5">public void run() {</text:p>
      <text:p text:style-name="P5">go();</text:p>
      <text:p text:style-name="P5">}</text:p>
      <text:p text:style-name="P5">//Runnable has only one met implement:</text:p>
      <text:p text:style-name="P5"><text:s/>public void run() {</text:p>
      <text:p text:style-name="P5"><text:s text:c="3"/>go();</text:p>
      <text:p text:style-name="P5">} </text:p>
      <text:p text:style-name="P5">public void go() {</text:p>
      <text:p text:style-name="P5"><text:s text:c="2"/>doMore();</text:p>
      <text:p text:style-name="P5">}</text:p>
      <text:p text:style-name="P5">public void doMore() {</text:p>
      <text:p text:style-name="P5">System.out.println(“top o’ the stack”);<text:span text:style-name="T1">+</text:span></text:p>
      <text:p text:style-name="P5">}</text:p>
      <text:p text:style-name="P5">}</text:p>
      <text:p text:style-name="P5">class ThreadTester {</text:p>
      <text:p text:style-name="P5">public static void main (String[] args) {</text:p>
      <text:p text:style-name="P5">Runnable threadJob = new MyRunnable();</text:p>
      <text:p text:style-name="P5">Thread myThread = new Thread(threadJob);</text:p>
      <text:p text:style-name="P5">myThread .start();</text:p>
      <text:p text:style-name="P5">System.out.println(“back in main”);</text:p>
      <text:p text:style-name="P5">}</text:p>
      <text:p text:style-name="P5">}</text:p>
      <text:p text:style-name="P5"/>
      <text:p text:style-name="P5"/>
      <text:p text:style-name="P5"/>
      <text:p text:style-name="P6">A thread with a lower-case ‘t’ is a separate thread of execution in Java.</text:p>
      <text:p text:style-name="P6"># Every thread in Java has its own call stack.</text:p>
      <text:p text:style-name="P6"/>
      <text:p text:style-name="P6">Thrad Upcase — class fr<text:span text:style-name="T1">o</text:span>m java.lang. Thread object represents a thread of execution.</text:p>
      <text:p text:style-name="P6"/>
      <text:p text:style-name="P6">A Thread needs a job to do. A Thread’s job is an instance of something that implements the Runnable interface.</text:p>
      <text:p text:style-name="P6"># The Runnable interface has just a single method, run().</text:p>
      <text:p text:style-name="P6">This is the method that goes on the bottom of the new call stack. In other words, it is the first method to run in the new thread.</text:p>
      <text:p text:style-name="P6"># To launch a new thread, you need a Runnable to pass to the Thread’s constructor.</text:p>
      <text:p text:style-name="P6"># A thread is in the NEW state when you have instantiated a Thread object but have not yet called</text:p>
      <text:p text:style-name="P6">start().</text:p>
      <text:p text:style-name="P6"># When you start a thread (by calling the Thread object’s start() method), a new stack is created, with the Runnable’s run() method on the bottom of the stack.</text:p>
      <text:p text:style-name="P6">The thread is now in the RUNNABLE state, waiting to be chosen to run.</text:p>
      <text:p text:style-name="P5"/>
      <text:p text:style-name="P5"><text:soft-page-break/></text:p>
      <text:p text:style-name="P7">thread is said to be RUNNING when the JVM’s thread scheduler has selected it to be the currently-</text:p>
      <text:p text:style-name="Standard">running thread. On a single-processor machine, there can be only one currently-running thread.</text:p>
      <text:p text:style-name="P7"># Sometimes a thread can be moved from the RUNNING state to a BLOCKED (temporarily non-runnable) state.</text:p>
      <text:p text:style-name="P7">A thread might be blocked because it’s waiting for data from a stream, or because it has gone to sleep, or because it is waiting for an object’s lock.</text:p>
      <text:p text:style-name="Standard"># Thread scheduling is not guaranteed to work in any particular way, so you cannot be certain that threads will take turns nicely. You can help influence turn-taking by putting your threads to sleep periodically.</text:p>
      <text:p text:style-name="Standard"/>
      <text:p text:style-name="Standard"/>
      <text:p text:style-name="P8">public class MyRunnable implements Runnable {</text:p>
      <text:p text:style-name="P8">public void run() {</text:p>
      <text:p text:style-name="P8">go();</text:p>
      <text:p text:style-name="P8">}</text:p>
      <text:p text:style-name="P8">public void go() {</text:p>
      <text:p text:style-name="P8">try {</text:p>
      <text:p text:style-name="P8">Thread.sleep(2000);</text:p>
      <text:p text:style-name="P8">} catch(InterruptedException ex) {</text:p>
      <text:p text:style-name="P8">ex.printStackTrace();</text:p>
      <text:p text:style-name="P8">}</text:p>
      <text:p text:style-name="P8">doMore();</text:p>
      <text:p text:style-name="P8">}</text:p>
      <text:p text:style-name="P8">public void doMore() {</text:p>
      <text:p text:style-name="P8">System.out.println(“top o’ the stack”);</text:p>
      <text:p text:style-name="P8">}</text:p>
      <text:p text:style-name="P8">}</text:p>
      <text:p text:style-name="P8">class ThreadTestDrive {</text:p>
      <text:p text:style-name="P8">public static void main (String[] args) {</text:p>
      <text:p text:style-name="P8">Runnable theJob = new MyRunnable();</text:p>
      <text:p text:style-name="P8">Thread t = new Thread(theJob);</text:p>
      <text:p text:style-name="P8">t.start();</text:p>
      <text:p text:style-name="P8">System.out.println(“back in main”);</text:p>
      <text:p text:style-name="P8">}</text:p>
      <text:p text:style-name="P8"/>
      <text:p text:style-name="P9">public class RunThreads implements Runnable {</text:p>
      <text:p text:style-name="P9">public static void main(String[] args) {</text:p>
      <text:p text:style-name="P9">RunThreads runner = new RunThreads();</text:p>
      <text:p text:style-name="P9">Thread alpha = new Thread(runner);</text:p>
      <text:p text:style-name="P9">Thread beta = new Thread(runner);</text:p>
      <text:p text:style-name="P9">alpha.setName(“Alpha thread”);</text:p>
      <text:p text:style-name="P9">beta.setName(“Beta thread”);</text:p>
      <text:p text:style-name="P9"/>
      <text:p text:style-name="P9">alpha.start();</text:p>
      <text:p text:style-name="P9">beta.start();</text:p>
      <text:p text:style-name="P9"/>
      <text:p text:style-name="P9">}</text:p>
      <text:p text:style-name="P9">Make two threads, with the same Runnable . “two threads threads.</text:p>
      <text:p text:style-name="P9">public void run() {</text:p>
      <text:p text:style-name="P9">for (int i = 0; i &lt; 25; i++) {</text:p>
      <text:p text:style-name="P9">String threadName = Thread.currentThread().getName();</text:p>
      <text:p text:style-name="P9"><text:soft-page-break/>System.out.println(threadName + “ is running”);</text:p>
      <text:p text:style-name="P9">}</text:p>
      <text:p text:style-name="P9">}</text:p>
      <text:p text:style-name="P9">}</text:p>
      <text:p text:style-name="P9"/>
      <text:p text:style-name="P9"/>
      <text:p text:style-name="P9"/>
      <text:p text:style-name="P10">class OutThread extends Thread{</text:p>
      <text:p text:style-name="P10">private String msg;</text:p>
      <text:p text:style-name="P10">OutThread(String s, String name){</text:p>
      <text:p text:style-name="P10">super(name); msg = s;</text:p>
      <text:p text:style-name="P10">}</text:p>
      <text:p text:style-name="P10">public void run()</text:p>
      <text:p text:style-name="P10">{</text:p>
      <text:p text:style-name="P10">for(int i = 0; i &lt; 20; i++){</text:p>
      <text:p text:style-name="P10">// try{</text:p>
      <text:p text:style-name="P10">// Thread.sleep(100);</text:p>
      <text:p text:style-name="P10">// }catch(InterruptedException ie){}</text:p>
      <text:p text:style-name="P10">System.out.print(msg + " ");</text:p>
      <text:p text:style-name="P10">}</text:p>
      <text:p text:style-name="P10">System.out.println("End of " + getName());</text:p>
      <text:p text:style-name="P10">}</text:p>
      <text:p text:style-name="P10">} class TwoThreads{</text:p>
      <text:p text:style-name="P10">public static void main(String[] args){</text:p>
      <text:p text:style-name="P10">new OutThread("HIP", "Thread 1").start();</text:p>
      <text:p text:style-name="P10">new OutThread("hop", "Thread 2").start();</text:p>
      <text:p text:style-name="P10">System.out.println();231</text:p>
      <text:p text:style-name="P10">}</text:p>
      <text:p text:style-name="P10">}</text:p>
      <text:p text:style-name="P10"/>
      <text:p text:style-name="P10"/>
      <text:p text:style-name="P10">class TwoThreads2 extends Thread{</text:p>
      <text:p text:style-name="P10">private String msg;</text:p>
      <text:p text:style-name="P10">TwoThreads2(String s, String name){</text:p>
      <text:p text:style-name="P10">super(name); msg = s;</text:p>
      <text:p text:style-name="P10">}</text:p>
      <text:p text:style-name="P10">public void run(){</text:p>
      <text:p text:style-name="P10">for(int i = 0; i &lt; 20; i++){</text:p>
      <text:p text:style-name="P10">try{</text:p>
      <text:p text:style-name="P10">Thread.sleep(100);</text:p>
      <text:p text:style-name="P10">}catch(InterruptedException ie){}</text:p>
      <text:p text:style-name="P10">System.out.print(msg + " ");</text:p>
      <text:p text:style-name="P10">}</text:p>
      <text:p text:style-name="P10">System.out.println("End of " + getName());</text:p>
      <text:p text:style-name="P10">}</text:p>
      <text:p text:style-name="P10">public static void main(String[] args)(</text:p>
      <text:p text:style-name="P10">new TwoThreads2("HIP", "Thread 1").start();</text:p>
      <text:p text:style-name="P10">new TwoThreads2("hop", "Thread 2").start();</text:p>
      <text:p text:style-name="P10">System.out.println();</text:p>
      <text:p text:style-name="P10">}</text:p>
      <text:p text:style-name="P10">}</text:p>
      <text:p text:style-name="P10"/>
      <text:p text:style-name="P11"><text:soft-page-break/>class TwoThreadsS implements Runnabie{</text:p>
      <text:p text:style-name="P11">private String msg;</text:p>
      <text:p text:style-name="P11">TwoThreads3(String s){ msg = s; }</text:p>
      <text:p text:style-name="P11">public void run(){</text:p>
      <text:p text:style-name="P11">forfint i = 0; i &lt; 20; i++){</text:p>
      <text:p text:style-name="P11">try{</text:p>
      <text:p text:style-name="P11">Thread.sleep(100);</text:p>
      <text:p text:style-name="P11">}catch(InterruptedException ie){}</text:p>
      <text:p text:style-name="P11">System.out.print(msg + " ");</text:p>
      <text:p text:style-name="P11">}</text:p>
      <text:p text:style-name="P11">System.out.println("End of thread.");</text:p>
      <text:p text:style-name="P11">}</text:p>
      <text:p text:style-name="P11">public static void main (String[] args){</text:p>
      <text:p text:style-name="P11">new Thread(new TwoThreads3("HIP"), "Thread 1").start ();</text:p>
      <text:p text:style-name="P11">new Thread(new TwoThreads3("hop"), "Thread 2").start ();</text:p>
      <text:p text:style-name="P11">System.out.println();</text:p>
      <text:p text:style-name="P11">}</text:p>
      <text:p text:style-name="P11">}</text:p>
      <text:p text:style-name="P11"/>
      <text:p text:style-name="P12">class TwoThreadsS implements Runnabie{</text:p>
      <text:p text:style-name="P12">private String msg;</text:p>
      <text:p text:style-name="P12">private Thread go;</text:p>
      <text:p text:style-name="P12">TwoThreadsS(String s){</text:p>
      <text:p text:style-name="P12">msg = s;</text:p>
      <text:p text:style-name="P12">go = new Thread(this);</text:p>
      <text:p text:style-name="P12">go.start();</text:p>
      <text:p text:style-name="P12">}</text:p>
      <text:p text:style-name="P12">public void run(){</text:p>
      <text:p text:style-name="P12">Thread th = Thread.currentThread();</text:p>
      <text:p text:style-name="P12">while(go == th){</text:p>
      <text:p text:style-name="P12">try{</text:p>
      <text:p text:style-name="P12">Thread.sleep(100);</text:p>
      <text:p text:style-name="P12">}catch(InterruptedException ie){}</text:p>
      <text:p text:style-name="P12">System.out.print(msg + " ");</text:p>
      <text:p text:style-name="P12">}</text:p>
      <text:p text:style-name="P12">System.out.println("End of thread.");</text:p>
      <text:p text:style-name="P12">}</text:p>
      <text:p text:style-name="P12">public void stop(){ go = null; }</text:p>
      <text:p text:style-name="P12">public static void main(String[] args){</text:p>
      <text:p text:style-name="P12">TwoThreadsS thl = new TwoThreadsS("HIP");</text:p>
      <text:p text:style-name="P12">TwoThreadsS th2 = new TwoThreadsS("hop");</text:p>
      <text:p text:style-name="P12">try{</text:p>
      <text:p text:style-name="P12">Thread.sleep(1000);</text:p>
      <text:p text:style-name="P12">}catch(InterruptedException ie){}</text:p>
      <text:p text:style-name="P12">thl.stop(); th2.stop();</text:p>
      <text:p text:style-name="P12">System.out.printlnf);</text:p>
      <text:p text:style-name="P12">}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79894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1:49:54.484075192</meta:creation-date>
    <dc:date>2019-11-11T22:27:46.977784397</dc:date>
    <meta:editing-duration>PT31M12S</meta:editing-duration>
    <meta:editing-cycles>14</meta:editing-cycles>
    <meta:generator>LibreOffice/5.1.2.2$Linux_X86_64 LibreOffice_project/10m0$Build-2</meta:generator>
    <meta:document-statistic meta:table-count="0" meta:image-count="0" meta:object-count="0" meta:page-count="7" meta:paragraph-count="249" meta:word-count="1686" meta:character-count="12074" meta:non-whitespace-character-count="10613"/>
  </office:meta>
</office:document-meta>
</file>